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7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Azione_20_attore">
      <style:paragraph-properties>
        <style:tab-stops>
          <style:tab-stop style:position="10.396cm"/>
        </style:tab-stops>
      </style:paragraph-properties>
    </style:style>
    <style:style style:name="P5" style:family="paragraph" style:parent-style-name="Azione_20_attore" style:list-style-name="Numerazione_20_UC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style:font-name="Times New Roman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Table_20_Contents">Approvazione Modifica Menù Bambino Singol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>UC_M_16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Table_20_Contents">Impiegato asil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Table_20_Contents">L'utente accede al sistema e viene riconosciuto come Impiegato asilo.<text:line-break/>Un genitore deve aver fatto una richiesta specifica <text:span text:style-name="T1">(</text:span><text:span text:style-name="T2">UC_M_11 Richiesta Modifica Pasto Singolo</text:span><text:span text:style-name="T1">)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1948502901" text:style-name="Numerazione_20_UC">
              <text:list-item text:start-value="1">
                <text:p text:style-name="P4">L'utente accede nell'area di notifica.</text:p>
              </text:list-item>
              <text:list-item>
                <text:p text:style-name="Azione_20_sistema">Il sistema mostra la notifica di un genitore che richiede la l'approvazione della modifica del pasto del proprio bambino.</text:p>
              </text:list-item>
              <text:list-item>
                <text:p text:style-name="P5">L'utente<text:span text:style-name="T3"> prende visione della notifica,</text:span><text:span text:style-name="T3"> </text:span><text:span text:style-name="T3">verifica </text:span><text:span text:style-name="T3">i dati</text:span><text:span text:style-name="T3"> del <text:s/>bambino </text:span><text:span text:style-name="T3">e</text:span><text:span text:style-name="T3"> </text:span><text:span text:style-name="T3">risponde alla richiesta del genitore </text:span><text:span text:style-name="T3">con una notifica di approvazione</text:span><text:span text:style-name="T3">.</text:span></text:p>
              </text:list-item>
              <text:list-item>
                <text:p text:style-name="Azione_20_sistema">Il sistema invia una modifica di approvazione al genitore.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Il sistema deve visualizzare il messaggio di confermata invio notifica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Standard">Il sistema visualizza un messaggio d'errore che spiega il tipo d'errore riscontrato.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Table_20_Contents">Il sistema deve visualizzare il messaggio di confermata modifica o di errore entro 20 secondi dall'invio della notifica.</text:p>
          </table:table-cell>
        </table:table-row>
      </table:table>
      <text:p text:style-name="P2">Controllo e modica dell'orario di un bambino mediante notifica di un genito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6T05:13:17.85</meta:creation-date>
    <meta:editing-duration>P0D</meta:editing-duration>
    <meta:editing-cycles>5</meta:editing-cycles>
    <meta:generator>LibreOffice/3.5$Linux_X86_64 LibreOffice_project/350m1$Build-2</meta:generator>
    <dc:date>2012-10-29T13:15:51</dc:date>
    <meta:document-statistic meta:table-count="1" meta:image-count="0" meta:object-count="0" meta:page-count="1" meta:paragraph-count="20" meta:word-count="159" meta:character-count="722" meta:non-whitespace-character-count="944"/>
  </office:meta>
</office:document-meta>
</file>